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o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or.processCase( Object key ,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ator.firstInstanc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Ints( int [ ] 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Switcher.StringSwi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ator.generateClass( ClassVisitor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Generator.setStrings( String [ ] 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getDefaul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nextInstance(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setFixedInput( boolean fixed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or.proces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ngSwitcher.create( String [ ] strings , int [ ] ints , boolean fixed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